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366in"/>
    </style:style>
    <style:style style:name="co2" style:family="table-column">
      <style:table-column-properties fo:break-before="auto" style:column-width="2.37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902in"/>
    </style:style>
    <style:style style:name="co5" style:family="table-column">
      <style:table-column-properties fo:break-before="auto" style:column-width="2.1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e/m vs U_acc (I=1.50A)" draw:style-name="gr1" draw:text-style-name="P1" svg:width="6.2984in" svg:height="3.5449in" svg:x="11.728in" svg:y="3.9213in">
            <draw:object draw:notify-on-update-of-ranges="Sheet1.A24:Sheet1.A34 Sheet1.D24:Sheet1.D34 Sheet1.D24:Sheet1.D34 Sheet1.G24:Sheet1.G34 Sheet1.G24:Sheet1.G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4in" svg:height="3.5449in" svg:x="10.6819in" svg:y="0.2197in">
            <draw:object draw:notify-on-update-of-ranges="Sheet1.A6:Sheet1.A16 Sheet1.D6:Sheet1.D16 Sheet1.D6:Sheet1.D16 Sheet1.G6:Sheet1.G16 Sheet1.G6:Sheet1.G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column table:style-name="co4" table:default-cell-style-name="ce1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_0</text:p>
          </table:table-cell>
          <table:table-cell office:value-type="string" calcext:value-type="string">
            <text:p>e/m (accepted)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58" calcext:value-type="float">
            <text:p>0.158</text:p>
          </table:table-cell>
          <table:table-cell table:formula="of:=4 * PI() * 10^(-7)" office:value-type="float" office:value="0.00000125663706143592" calcext:value-type="float">
            <text:p>1.25663706143592E-06</text:p>
          </table:table-cell>
          <table:table-cell table:formula="of:=1.6 * 10^(-19) / (9.1 * 10^(-31))" office:value-type="float" office:value="175824175824.176" calcext:value-type="float">
            <text:p>1.76E+11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U_acc (V), pm 1</text:p>
          </table:table-cell>
          <table:table-cell office:value-type="string" calcext:value-type="string">
            <text:p>I_1,Helmholts (A), plus/minus 0.01A</text:p>
          </table:table-cell>
          <table:table-cell office:value-type="string" calcext:value-type="string">
            <text:p>r_I_1 (m), pm 0.0025</text:p>
          </table:table-cell>
          <table:table-cell office:value-type="string" calcext:value-type="string">
            <text:p>e/m (I_1)</text:p>
          </table:table-cell>
          <table:table-cell table:number-columns-repeated="2"/>
          <table:table-cell office:value-type="string" calcext:value-type="string">
            <text:p>err</text:p>
          </table:table-cell>
          <table:table-cell office:value-type="string" calcext:value-type="string">
            <text:p>err percent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2" calcext:value-type="float">
            <text:p>1.2</text:p>
          </table:table-cell>
          <table:table-cell office:value-type="float" office:value="0.045" calcext:value-type="float">
            <text:p>0.045</text:p>
          </table:table-cell>
          <table:table-cell table:formula="of:=(2 * [.A6] * (5/4)^3 * [.$B$2]^2)/(([.$A$2] * [.$C$2] * [.B6] * [.C6])^2)" office:value-type="float" office:value="190468799384.567" calcext:value-type="float">
            <text:p>1.90E+11</text:p>
          </table:table-cell>
          <table:table-cell table:number-columns-repeated="2"/>
          <table:table-cell table:formula="of:=(2/([.C6]^3))*0.0025 * (2 * [.A6] * (5/4)^3 * [.$B$2]^2)/(([.$A$2] * [.$C$2] * [.B6])^2)" office:value-type="float" office:value="21163199931.6186" calcext:value-type="float">
            <text:p>2.12E+10</text:p>
          </table:table-cell>
          <table:table-cell table:formula="of:=[.G6]/[.D6]" office:value-type="float" office:value="0.111111111111111" calcext:value-type="float">
            <text:p>0.11111111111111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6]" office:value-type="float" office:value="1.2" calcext:value-type="float">
            <text:p>1.2</text:p>
          </table:table-cell>
          <table:table-cell office:value-type="float" office:value="0.04625" calcext:value-type="float">
            <text:p>0.04625</text:p>
          </table:table-cell>
          <table:table-cell table:formula="of:=(2 * [.A7] * (5/4)^3 * [.$B$2]^2)/(([.$A$2] * [.$C$2] * [.B7] * [.C7])^2)" office:value-type="float" office:value="189802440507.785" calcext:value-type="float">
            <text:p>1.90E+11</text:p>
          </table:table-cell>
          <table:table-cell table:number-columns-repeated="2"/>
          <table:table-cell table:formula="of:=(2/([.C7]^3))*0.0025 * (2 * [.A7] * (5/4)^3 * [.$B$2]^2)/(([.$A$2] * [.$C$2] * [.B7])^2)" office:value-type="float" office:value="20519182757.5983" calcext:value-type="float">
            <text:p>2.05E+10</text:p>
          </table:table-cell>
          <table:table-cell table:formula="of:=[.G7]/[.D7]" office:value-type="float" office:value="0.108108108108108" calcext:value-type="float">
            <text:p>0.108108108108108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7]" office:value-type="float" office:value="1.2" calcext:value-type="float">
            <text:p>1.2</text:p>
          </table:table-cell>
          <table:table-cell office:value-type="float" office:value="0.04625" calcext:value-type="float">
            <text:p>0.04625</text:p>
          </table:table-cell>
          <table:table-cell table:formula="of:=(2 * [.A8] * (5/4)^3 * [.$B$2]^2)/(([.$A$2] * [.$C$2] * [.B8] * [.C8])^2)" office:value-type="float" office:value="202851358292.695" calcext:value-type="float">
            <text:p>2.03E+11</text:p>
          </table:table-cell>
          <table:table-cell table:number-columns-repeated="2"/>
          <table:table-cell table:formula="of:=(2/([.C8]^3))*0.0025 * (2 * [.A8] * (5/4)^3 * [.$B$2]^2)/(([.$A$2] * [.$C$2] * [.B8])^2)" office:value-type="float" office:value="21929876572.1832" calcext:value-type="float">
            <text:p>2.19E+10</text:p>
          </table:table-cell>
          <table:table-cell table:formula="of:=[.G8]/[.D8]" office:value-type="float" office:value="0.108108108108108" calcext:value-type="float">
            <text:p>0.10810810810810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8]" office:value-type="float" office:value="1.2" calcext:value-type="float">
            <text:p>1.2</text:p>
          </table:table-cell>
          <table:table-cell office:value-type="float" office:value="0.05" calcext:value-type="float">
            <text:p>0.05</text:p>
          </table:table-cell>
          <table:table-cell table:formula="of:=(2 * [.A9] * (5/4)^3 * [.$B$2]^2)/(([.$A$2] * [.$C$2] * [.B9] * [.C9])^2)" office:value-type="float" office:value="182699677304.407" calcext:value-type="float">
            <text:p>1.83E+11</text:p>
          </table:table-cell>
          <table:table-cell table:number-columns-repeated="2"/>
          <table:table-cell table:formula="of:=(2/([.C9]^3))*0.0025 * (2 * [.A9] * (5/4)^3 * [.$B$2]^2)/(([.$A$2] * [.$C$2] * [.B9])^2)" office:value-type="float" office:value="18269967730.4407" calcext:value-type="float">
            <text:p>1.83E+10</text:p>
          </table:table-cell>
          <table:table-cell table:formula="of:=[.G9]/[.D9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9]" office:value-type="float" office:value="1.2" calcext:value-type="float">
            <text:p>1.2</text:p>
          </table:table-cell>
          <table:table-cell office:value-type="float" office:value="0.051" calcext:value-type="float">
            <text:p>0.051</text:p>
          </table:table-cell>
          <table:table-cell table:formula="of:=(2 * [.A10] * (5/4)^3 * [.$B$2]^2)/(([.$A$2] * [.$C$2] * [.B10] * [.C10])^2)" office:value-type="float" office:value="185361072065.431" calcext:value-type="float">
            <text:p>1.85E+11</text:p>
          </table:table-cell>
          <table:table-cell table:number-columns-repeated="2"/>
          <table:table-cell table:formula="of:=(2/([.C10]^3))*0.0025 * (2 * [.A10] * (5/4)^3 * [.$B$2]^2)/(([.$A$2] * [.$C$2] * [.B10])^2)" office:value-type="float" office:value="18172654124.0619" calcext:value-type="float">
            <text:p>1.82E+10</text:p>
          </table:table-cell>
          <table:table-cell table:formula="of:=[.G10]/[.D10]" office:value-type="float" office:value="0.0980392156862745" calcext:value-type="float">
            <text:p>0.0980392156862745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10]" office:value-type="float" office:value="1.2" calcext:value-type="float">
            <text:p>1.2</text:p>
          </table:table-cell>
          <table:table-cell office:value-type="float" office:value="0.05125" calcext:value-type="float">
            <text:p>0.05125</text:p>
          </table:table-cell>
          <table:table-cell table:formula="of:=(2 * [.A11] * (5/4)^3 * [.$B$2]^2)/(([.$A$2] * [.$C$2] * [.B11] * [.C11])^2)" office:value-type="float" office:value="194184071059.215" calcext:value-type="float">
            <text:p>1.94E+11</text:p>
          </table:table-cell>
          <table:table-cell table:number-columns-repeated="2"/>
          <table:table-cell table:formula="of:=(2/([.C11]^3))*0.0025 * (2 * [.A11] * (5/4)^3 * [.$B$2]^2)/(([.$A$2] * [.$C$2] * [.B11])^2)" office:value-type="float" office:value="18944787420.4113" calcext:value-type="float">
            <text:p>1.89E+10</text:p>
          </table:table-cell>
          <table:table-cell table:formula="of:=[.G11]/[.D11]" office:value-type="float" office:value="0.0975609756097561" calcext:value-type="float">
            <text:p>0.097560975609756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11]" office:value-type="float" office:value="1.2" calcext:value-type="float">
            <text:p>1.2</text:p>
          </table:table-cell>
          <table:table-cell office:value-type="float" office:value="0.0525" calcext:value-type="float">
            <text:p>0.0525</text:p>
          </table:table-cell>
          <table:table-cell table:formula="of:=(2 * [.A12] * (5/4)^3 * [.$B$2]^2)/(([.$A$2] * [.$C$2] * [.B12] * [.C12])^2)" office:value-type="float" office:value="194253625151.071" calcext:value-type="float">
            <text:p>1.94E+11</text:p>
          </table:table-cell>
          <table:table-cell table:number-columns-repeated="2"/>
          <table:table-cell table:formula="of:=(2/([.C12]^3))*0.0025 * (2 * [.A12] * (5/4)^3 * [.$B$2]^2)/(([.$A$2] * [.$C$2] * [.B12])^2)" office:value-type="float" office:value="18500345252.4829" calcext:value-type="float">
            <text:p>1.85E+10</text:p>
          </table:table-cell>
          <table:table-cell table:formula="of:=[.G12]/[.D12]" office:value-type="float" office:value="0.0952380952380953" calcext:value-type="float">
            <text:p>0.095238095238095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12]" office:value-type="float" office:value="1.2" calcext:value-type="float">
            <text:p>1.2</text:p>
          </table:table-cell>
          <table:table-cell office:value-type="float" office:value="0.055" calcext:value-type="float">
            <text:p>0.055</text:p>
          </table:table-cell>
          <table:table-cell table:formula="of:=(2 * [.A13] * (5/4)^3 * [.$B$2]^2)/(([.$A$2] * [.$C$2] * [.B13] * [.C13])^2)" office:value-type="float" office:value="184545128590.31" calcext:value-type="float">
            <text:p>1.85E+11</text:p>
          </table:table-cell>
          <table:table-cell table:number-columns-repeated="2"/>
          <table:table-cell table:formula="of:=(2/([.C13]^3))*0.0025 * (2 * [.A13] * (5/4)^3 * [.$B$2]^2)/(([.$A$2] * [.$C$2] * [.B13])^2)" office:value-type="float" office:value="16776829871.8464" calcext:value-type="float">
            <text:p>1.68E+10</text:p>
          </table:table-cell>
          <table:table-cell table:formula="of:=[.G13]/[.D13]" office:value-type="float" office:value="0.0909090909090909" calcext:value-type="float">
            <text:p>0.090909090909090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13]" office:value-type="float" office:value="1.2" calcext:value-type="float">
            <text:p>1.2</text:p>
          </table:table-cell>
          <table:table-cell office:value-type="float" office:value="0.0525" calcext:value-type="float">
            <text:p>0.0525</text:p>
          </table:table-cell>
          <table:table-cell table:formula="of:=(2 * [.A14] * (5/4)^3 * [.$B$2]^2)/(([.$A$2] * [.$C$2] * [.B14] * [.C14])^2)" office:value-type="float" office:value="212666291042.167" calcext:value-type="float">
            <text:p>2.13E+11</text:p>
          </table:table-cell>
          <table:table-cell table:number-columns-repeated="2"/>
          <table:table-cell table:formula="of:=(2/([.C14]^3))*0.0025 * (2 * [.A14] * (5/4)^3 * [.$B$2]^2)/(([.$A$2] * [.$C$2] * [.B14])^2)" office:value-type="float" office:value="20253932480.2064" calcext:value-type="float">
            <text:p>2.03E+10</text:p>
          </table:table-cell>
          <table:table-cell table:formula="of:=[.G14]/[.D14]" office:value-type="float" office:value="0.0952380952380953" calcext:value-type="float">
            <text:p>0.095238095238095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14]" office:value-type="float" office:value="1.2" calcext:value-type="float">
            <text:p>1.2</text:p>
          </table:table-cell>
          <table:table-cell office:value-type="float" office:value="0.06125" calcext:value-type="float">
            <text:p>0.06125</text:p>
          </table:table-cell>
          <table:table-cell table:formula="of:=(2 * [.A15] * (5/4)^3 * [.$B$2]^2)/(([.$A$2] * [.$C$2] * [.B15] * [.C15])^2)" office:value-type="float" office:value="163684842084.933" calcext:value-type="float">
            <text:p>1.64E+11</text:p>
          </table:table-cell>
          <table:table-cell table:number-columns-repeated="2"/>
          <table:table-cell table:formula="of:=(2/([.C15]^3))*0.0025 * (2 * [.A15] * (5/4)^3 * [.$B$2]^2)/(([.$A$2] * [.$C$2] * [.B15])^2)" office:value-type="float" office:value="13362027925.3007" calcext:value-type="float">
            <text:p>1.34E+10</text:p>
          </table:table-cell>
          <table:table-cell table:formula="of:=[.G15]/[.D15]" office:value-type="float" office:value="0.0816326530612245" calcext:value-type="float">
            <text:p>0.081632653061224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B15]" office:value-type="float" office:value="1.2" calcext:value-type="float">
            <text:p>1.2</text:p>
          </table:table-cell>
          <table:table-cell table:formula="of:=0.065" office:value-type="float" office:value="0.065" calcext:value-type="float">
            <text:p>0.065</text:p>
          </table:table-cell>
          <table:table-cell table:formula="of:=(2 * [.A16] * (5/4)^3 * [.$B$2]^2)/(([.$A$2] * [.$C$2] * [.B16] * [.C16])^2)" office:value-type="float" office:value="150748254449.067" calcext:value-type="float">
            <text:p>1.51E+11</text:p>
          </table:table-cell>
          <table:table-cell table:number-columns-repeated="2"/>
          <table:table-cell table:formula="of:=(2/([.C16]^3))*0.0025 * (2 * [.A16] * (5/4)^3 * [.$B$2]^2)/(([.$A$2] * [.$C$2] * [.B16])^2)" office:value-type="float" office:value="11596019573.0052" calcext:value-type="float">
            <text:p>1.16E+10</text:p>
          </table:table-cell>
          <table:table-cell table:formula="of:=[.G16]/[.D16]" office:value-type="float" office:value="0.0769230769230769" calcext:value-type="float">
            <text:p>0.076923076923076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eighted Avg of e/m</text:p>
          </table:table-cell>
          <table:table-cell table:number-columns-repeated="2"/>
          <table:table-cell table:formula="of:=SUMPRODUCT([.D6:.D16];[.H6:.H16])/SUM([.H6:.H16])" office:value-type="float" office:value="187689086664.821" calcext:value-type="float">
            <text:p>1.88E+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formula="of:=AVERAGE([.D6:.D16])" office:value-type="float" office:value="186478687266.514" calcext:value-type="float">
            <text:p>1.86E+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</text:p>
          </table:table-cell>
          <table:table-cell table:number-columns-repeated="2"/>
          <table:table-cell table:formula="of:=AVERAGE([.G6:.G16])" office:value-type="float" office:value="18135347603.5596" calcext:value-type="float">
            <text:p>1.81E+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</text:p>
          </table:table-cell>
          <table:table-cell table:number-columns-repeated="2"/>
          <table:table-cell table:formula="of:=ABS([.D2]-[.D18])" office:value-type="float" office:value="11864910840.6447" calcext:value-type="float">
            <text:p>1.19E+1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_acc (V), pm 1</text:p>
          </table:table-cell>
          <table:table-cell office:value-type="string" calcext:value-type="string">
            <text:p>I_2,Helmholts (A), plus/minus 0.01A</text:p>
          </table:table-cell>
          <table:table-cell office:value-type="string" calcext:value-type="string">
            <text:p>r_I_2 (m), pm 0.0025</text:p>
          </table:table-cell>
          <table:table-cell office:value-type="string" calcext:value-type="string">
            <text:p>e/m (I_2)</text:p>
          </table:table-cell>
          <table:table-cell table:number-columns-repeated="2"/>
          <table:table-cell office:value-type="string" calcext:value-type="string">
            <text:p>err</text:p>
          </table:table-cell>
          <table:table-cell office:value-type="string" calcext:value-type="string">
            <text:p>err percent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5" calcext:value-type="float">
            <text:p>1.5</text:p>
          </table:table-cell>
          <table:table-cell office:value-type="float" office:value="0.0375" calcext:value-type="float">
            <text:p>0.0375</text:p>
          </table:table-cell>
          <table:table-cell table:formula="of:=(2 * [.A24] * (5/4)^3 * [.$B$2]^2)/(([.$A$2] * [.$C$2] * [.B24] * [.C24])^2)" office:value-type="float" office:value="169761833489.369" calcext:value-type="float">
            <text:p>1.70E+11</text:p>
          </table:table-cell>
          <table:table-cell table:number-columns-repeated="2"/>
          <table:table-cell table:formula="of:=(2/([.C24]^3))*0.0025 * (2 * [.A24] * (5/4)^3 * [.$B$2]^2)/(([.$A$2] * [.$C$2] * [.B24])^2)" office:value-type="float" office:value="22634911131.9159" calcext:value-type="float">
            <text:p>2.26E+10</text:p>
          </table:table-cell>
          <table:table-cell table:formula="of:=[.G24]/[.D24]" office:value-type="float" office:value="0.133333333333333" calcext:value-type="float">
            <text:p>0.133333333333333</text:p>
          </table:table-cell>
          <table:table-cell table:formula="of:=ORG.LIBREOFFICE.ROUNDSIG([.D24]; 3) /100000000000 &amp; &quot; ± &quot; &amp; ORG.LIBREOFFICE.ROUNDSIG([.G24]; 2)/100000000000 &amp; &quot; * 10^11&quot;" office:value-type="string" office:string-value="1.7 ± 0.23 * 10^11" calcext:value-type="string">
            <text:p>1.7 ± 0.23 * 10^1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24]" office:value-type="float" office:value="1.5" calcext:value-type="float">
            <text:p>1.5</text:p>
          </table:table-cell>
          <table:table-cell office:value-type="float" office:value="0.035" calcext:value-type="float">
            <text:p>0.035</text:p>
          </table:table-cell>
          <table:table-cell table:formula="of:=(2 * [.A25] * (5/4)^3 * [.$B$2]^2)/(([.$A$2] * [.$C$2] * [.B25] * [.C25])^2)" office:value-type="float" office:value="212113911065.434" calcext:value-type="float">
            <text:p>2.12E+11</text:p>
          </table:table-cell>
          <table:table-cell table:number-columns-repeated="2"/>
          <table:table-cell table:formula="of:=(2/([.C25]^3))*0.0025 * (2 * [.A25] * (5/4)^3 * [.$B$2]^2)/(([.$A$2] * [.$C$2] * [.B25])^2)" office:value-type="float" office:value="30301987295.062" calcext:value-type="float">
            <text:p>3.03E+10</text:p>
          </table:table-cell>
          <table:table-cell table:formula="of:=[.G25]/[.D25]" office:value-type="float" office:value="0.142857142857143" calcext:value-type="float">
            <text:p>0.142857142857143</text:p>
          </table:table-cell>
          <table:table-cell table:formula="of:=ORG.LIBREOFFICE.ROUNDSIG([.D25]; 3) /100000000000 &amp; &quot; ± &quot; &amp; ORG.LIBREOFFICE.ROUNDSIG([.G25]; 2)/100000000000 &amp; &quot; * 10^11&quot;" office:value-type="string" office:string-value="2.12 ± 0.3 * 10^11" calcext:value-type="string">
            <text:p>2.12 ± 0.3 * 10^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25]" office:value-type="float" office:value="1.5" calcext:value-type="float">
            <text:p>1.5</text:p>
          </table:table-cell>
          <table:table-cell office:value-type="float" office:value="0.039" calcext:value-type="float">
            <text:p>0.039</text:p>
          </table:table-cell>
          <table:table-cell table:formula="of:=(2 * [.A26] * (5/4)^3 * [.$B$2]^2)/(([.$A$2] * [.$C$2] * [.B26] * [.C26])^2)" office:value-type="float" office:value="181511842453.06" calcext:value-type="float">
            <text:p>1.82E+11</text:p>
          </table:table-cell>
          <table:table-cell table:number-columns-repeated="2"/>
          <table:table-cell table:formula="of:=(2/([.C26]^3))*0.0025 * (2 * [.A26] * (5/4)^3 * [.$B$2]^2)/(([.$A$2] * [.$C$2] * [.B26])^2)" office:value-type="float" office:value="23270749032.4436" calcext:value-type="float">
            <text:p>2.33E+10</text:p>
          </table:table-cell>
          <table:table-cell table:formula="of:=[.G26]/[.D26]" office:value-type="float" office:value="0.128205128205128" calcext:value-type="float">
            <text:p>0.128205128205128</text:p>
          </table:table-cell>
          <table:table-cell table:formula="of:=ORG.LIBREOFFICE.ROUNDSIG([.D26]; 3) /100000000000 &amp; &quot; ± &quot; &amp; ORG.LIBREOFFICE.ROUNDSIG([.G26]; 2)/100000000000 &amp; &quot; * 10^11&quot;" office:value-type="string" office:string-value="1.82 ± 0.23 * 10^11" calcext:value-type="string">
            <text:p>1.82 ± 0.23 * 10^1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26]" office:value-type="float" office:value="1.5" calcext:value-type="float">
            <text:p>1.5</text:p>
          </table:table-cell>
          <table:table-cell office:value-type="float" office:value="0.0375" calcext:value-type="float">
            <text:p>0.0375</text:p>
          </table:table-cell>
          <table:table-cell table:formula="of:=(2 * [.A27] * (5/4)^3 * [.$B$2]^2)/(([.$A$2] * [.$C$2] * [.B27] * [.C27])^2)" office:value-type="float" office:value="207871632844.126" calcext:value-type="float">
            <text:p>2.08E+11</text:p>
          </table:table-cell>
          <table:table-cell table:number-columns-repeated="2"/>
          <table:table-cell table:formula="of:=(2/([.C27]^3))*0.0025 * (2 * [.A27] * (5/4)^3 * [.$B$2]^2)/(([.$A$2] * [.$C$2] * [.B27])^2)" office:value-type="float" office:value="27716217712.5501" calcext:value-type="float">
            <text:p>2.77E+10</text:p>
          </table:table-cell>
          <table:table-cell table:formula="of:=[.G27]/[.D27]" office:value-type="float" office:value="0.133333333333333" calcext:value-type="float">
            <text:p>0.133333333333333</text:p>
          </table:table-cell>
          <table:table-cell table:formula="of:=ORG.LIBREOFFICE.ROUNDSIG([.D27]; 3) /100000000000 &amp; &quot; ± &quot; &amp; ORG.LIBREOFFICE.ROUNDSIG([.G27]; 2)/100000000000 &amp; &quot; * 10^11&quot;" office:value-type="string" office:string-value="2.08 ± 0.28 * 10^11" calcext:value-type="string">
            <text:p>2.08 ± 0.28 * 10^1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27]" office:value-type="float" office:value="1.5" calcext:value-type="float">
            <text:p>1.5</text:p>
          </table:table-cell>
          <table:table-cell office:value-type="float" office:value="0.0385" calcext:value-type="float">
            <text:p>0.0385</text:p>
          </table:table-cell>
          <table:table-cell table:formula="of:=(2 * [.A28] * (5/4)^3 * [.$B$2]^2)/(([.$A$2] * [.$C$2] * [.B28] * [.C28])^2)" office:value-type="float" office:value="208169644124.135" calcext:value-type="float">
            <text:p>2.08E+11</text:p>
          </table:table-cell>
          <table:table-cell table:number-columns-repeated="2"/>
          <table:table-cell table:formula="of:=(2/([.C28]^3))*0.0025 * (2 * [.A28] * (5/4)^3 * [.$B$2]^2)/(([.$A$2] * [.$C$2] * [.B28])^2)" office:value-type="float" office:value="27035018717.4201" calcext:value-type="float">
            <text:p>2.70E+10</text:p>
          </table:table-cell>
          <table:table-cell table:formula="of:=[.G28]/[.D28]" office:value-type="float" office:value="0.12987012987013" calcext:value-type="float">
            <text:p>0.12987012987013</text:p>
          </table:table-cell>
          <table:table-cell table:formula="of:=ORG.LIBREOFFICE.ROUNDSIG([.D28]; 3) /100000000000 &amp; &quot; ± &quot; &amp; ORG.LIBREOFFICE.ROUNDSIG([.G28]; 2)/100000000000 &amp; &quot; * 10^11&quot;" office:value-type="string" office:string-value="2.08 ± 0.27 * 10^11" calcext:value-type="string">
            <text:p>2.08 ± 0.27 * 10^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8]" office:value-type="float" office:value="1.5" calcext:value-type="float">
            <text:p>1.5</text:p>
          </table:table-cell>
          <table:table-cell office:value-type="float" office:value="0.041" calcext:value-type="float">
            <text:p>0.041</text:p>
          </table:table-cell>
          <table:table-cell table:formula="of:=(2 * [.A29] * (5/4)^3 * [.$B$2]^2)/(([.$A$2] * [.$C$2] * [.B29] * [.C29])^2)" office:value-type="float" office:value="193217981153.448" calcext:value-type="float">
            <text:p>1.93E+11</text:p>
          </table:table-cell>
          <table:table-cell table:number-columns-repeated="2"/>
          <table:table-cell table:formula="of:=(2/([.C29]^3))*0.0025 * (2 * [.A29] * (5/4)^3 * [.$B$2]^2)/(([.$A$2] * [.$C$2] * [.B29])^2)" office:value-type="float" office:value="23563168433.3473" calcext:value-type="float">
            <text:p>2.36E+10</text:p>
          </table:table-cell>
          <table:table-cell table:formula="of:=[.G29]/[.D29]" office:value-type="float" office:value="0.121951219512195" calcext:value-type="float">
            <text:p>0.121951219512195</text:p>
          </table:table-cell>
          <table:table-cell table:formula="of:=ORG.LIBREOFFICE.ROUNDSIG([.D29]; 3) /100000000000 &amp; &quot; ± &quot; &amp; ORG.LIBREOFFICE.ROUNDSIG([.G29]; 2)/100000000000 &amp; &quot; * 10^11&quot;" office:value-type="string" office:string-value="1.93 ± 0.24 * 10^11" calcext:value-type="string">
            <text:p>1.93 ± 0.24 * 10^1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9]" office:value-type="float" office:value="1.5" calcext:value-type="float">
            <text:p>1.5</text:p>
          </table:table-cell>
          <table:table-cell office:value-type="float" office:value="0.0425" calcext:value-type="float">
            <text:p>0.0425</text:p>
          </table:table-cell>
          <table:table-cell table:formula="of:=(2 * [.A30] * (5/4)^3 * [.$B$2]^2)/(([.$A$2] * [.$C$2] * [.B30] * [.C30])^2)" office:value-type="float" office:value="189709837933.004" calcext:value-type="float">
            <text:p>1.90E+11</text:p>
          </table:table-cell>
          <table:table-cell table:number-columns-repeated="2"/>
          <table:table-cell table:formula="of:=(2/([.C30]^3))*0.0025 * (2 * [.A30] * (5/4)^3 * [.$B$2]^2)/(([.$A$2] * [.$C$2] * [.B30])^2)" office:value-type="float" office:value="22318804462.7063" calcext:value-type="float">
            <text:p>2.23E+10</text:p>
          </table:table-cell>
          <table:table-cell table:formula="of:=[.G30]/[.D30]" office:value-type="float" office:value="0.117647058823529" calcext:value-type="float">
            <text:p>0.117647058823529</text:p>
          </table:table-cell>
          <table:table-cell table:formula="of:=ORG.LIBREOFFICE.ROUNDSIG([.D30]; 3) /100000000000 &amp; &quot; ± &quot; &amp; ORG.LIBREOFFICE.ROUNDSIG([.G30]; 2)/100000000000 &amp; &quot; * 10^11&quot;" office:value-type="string" office:string-value="1.9 ± 0.22 * 10^11" calcext:value-type="string">
            <text:p>1.9 ± 0.22 * 10^1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30]" office:value-type="float" office:value="1.5" calcext:value-type="float">
            <text:p>1.5</text:p>
          </table:table-cell>
          <table:table-cell office:value-type="float" office:value="0.045" calcext:value-type="float">
            <text:p>0.045</text:p>
          </table:table-cell>
          <table:table-cell table:formula="of:=(2 * [.A31] * (5/4)^3 * [.$B$2]^2)/(([.$A$2] * [.$C$2] * [.B31] * [.C31])^2)" office:value-type="float" office:value="176434256272.02" calcext:value-type="float">
            <text:p>1.76E+11</text:p>
          </table:table-cell>
          <table:table-cell table:number-columns-repeated="2"/>
          <table:table-cell table:formula="of:=(2/([.C31]^3))*0.0025 * (2 * [.A31] * (5/4)^3 * [.$B$2]^2)/(([.$A$2] * [.$C$2] * [.B31])^2)" office:value-type="float" office:value="19603806252.4467" calcext:value-type="float">
            <text:p>1.96E+10</text:p>
          </table:table-cell>
          <table:table-cell table:formula="of:=[.G31]/[.D31]" office:value-type="float" office:value="0.111111111111111" calcext:value-type="float">
            <text:p>0.111111111111111</text:p>
          </table:table-cell>
          <table:table-cell table:formula="of:=ORG.LIBREOFFICE.ROUNDSIG([.D31]; 3) /100000000000 &amp; &quot; ± &quot; &amp; ORG.LIBREOFFICE.ROUNDSIG([.G31]; 2)/100000000000 &amp; &quot; * 10^11&quot;" office:value-type="string" office:string-value="1.76 ± 0.2 * 10^11" calcext:value-type="string">
            <text:p>1.76 ± 0.2 * 10^1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31]" office:value-type="float" office:value="1.5" calcext:value-type="float">
            <text:p>1.5</text:p>
          </table:table-cell>
          <table:table-cell office:value-type="float" office:value="0.0455" calcext:value-type="float">
            <text:p>0.0455</text:p>
          </table:table-cell>
          <table:table-cell table:formula="of:=(2 * [.A32] * (5/4)^3 * [.$B$2]^2)/(([.$A$2] * [.$C$2] * [.B32] * [.C32])^2)" office:value-type="float" office:value="181206780532.971" calcext:value-type="float">
            <text:p>1.81E+11</text:p>
          </table:table-cell>
          <table:table-cell table:number-columns-repeated="2"/>
          <table:table-cell table:formula="of:=(2/([.C32]^3))*0.0025 * (2 * [.A32] * (5/4)^3 * [.$B$2]^2)/(([.$A$2] * [.$C$2] * [.B32])^2)" office:value-type="float" office:value="19912833025.6012" calcext:value-type="float">
            <text:p>1.99E+10</text:p>
          </table:table-cell>
          <table:table-cell table:formula="of:=[.G32]/[.D32]" office:value-type="float" office:value="0.10989010989011" calcext:value-type="float">
            <text:p>0.10989010989011</text:p>
          </table:table-cell>
          <table:table-cell table:formula="of:=ORG.LIBREOFFICE.ROUNDSIG([.D32]; 3) /100000000000 &amp; &quot; ± &quot; &amp; ORG.LIBREOFFICE.ROUNDSIG([.G32]; 2)/100000000000 &amp; &quot; * 10^11&quot;" office:value-type="string" office:string-value="1.81 ± 0.2 * 10^11" calcext:value-type="string">
            <text:p>1.81 ± 0.2 * 10^1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32]" office:value-type="float" office:value="1.5" calcext:value-type="float">
            <text:p>1.5</text:p>
          </table:table-cell>
          <table:table-cell office:value-type="float" office:value="0.045625" calcext:value-type="float">
            <text:p>0.045625</text:p>
          </table:table-cell>
          <table:table-cell table:formula="of:=(2 * [.A33] * (5/4)^3 * [.$B$2]^2)/(([.$A$2] * [.$C$2] * [.B33] * [.C33])^2)" office:value-type="float" office:value="188796904290.78" calcext:value-type="float">
            <text:p>1.89E+11</text:p>
          </table:table-cell>
          <table:table-cell table:number-columns-repeated="2"/>
          <table:table-cell table:formula="of:=(2/([.C33]^3))*0.0025 * (2 * [.A33] * (5/4)^3 * [.$B$2]^2)/(([.$A$2] * [.$C$2] * [.B33])^2)" office:value-type="float" office:value="20690071703.0992" calcext:value-type="float">
            <text:p>2.07E+10</text:p>
          </table:table-cell>
          <table:table-cell table:formula="of:=[.G33]/[.D33]" office:value-type="float" office:value="0.10958904109589" calcext:value-type="float">
            <text:p>0.10958904109589</text:p>
          </table:table-cell>
          <table:table-cell table:formula="of:=ORG.LIBREOFFICE.ROUNDSIG([.D33]; 3) /100000000000 &amp; &quot; ± &quot; &amp; ORG.LIBREOFFICE.ROUNDSIG([.G33]; 2)/100000000000 &amp; &quot; * 10^11&quot;" office:value-type="string" office:string-value="1.89 ± 0.21 * 10^11" calcext:value-type="string">
            <text:p>1.89 ± 0.21 * 10^1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33]" office:value-type="float" office:value="1.5" calcext:value-type="float">
            <text:p>1.5</text:p>
          </table:table-cell>
          <table:table-cell office:value-type="float" office:value="0.0475" calcext:value-type="float">
            <text:p>0.0475</text:p>
          </table:table-cell>
          <table:table-cell table:formula="of:=(2 * [.A34] * (5/4)^3 * [.$B$2]^2)/(([.$A$2] * [.$C$2] * [.B34] * [.C34])^2)" office:value-type="float" office:value="179944280509.112" calcext:value-type="float">
            <text:p>1.80E+11</text:p>
          </table:table-cell>
          <table:table-cell table:number-columns-repeated="2"/>
          <table:table-cell table:formula="of:=(2/([.C34]^3))*0.0025 * (2 * [.A34] * (5/4)^3 * [.$B$2]^2)/(([.$A$2] * [.$C$2] * [.B34])^2)" office:value-type="float" office:value="18941503211.4854" calcext:value-type="float">
            <text:p>1.89E+10</text:p>
          </table:table-cell>
          <table:table-cell table:formula="of:=[.G34]/[.D34]" office:value-type="float" office:value="0.105263157894737" calcext:value-type="float">
            <text:p>0.105263157894737</text:p>
          </table:table-cell>
          <table:table-cell table:formula="of:=ORG.LIBREOFFICE.ROUNDSIG([.D34]; 3) /100000000000 &amp; &quot; ± &quot; &amp; ORG.LIBREOFFICE.ROUNDSIG([.G34]; 2)/100000000000 &amp; &quot; * 10^11&quot;" office:value-type="string" office:string-value="1.8 ± 0.19 * 10^11" calcext:value-type="string">
            <text:p>1.8 ± 0.19 * 10^1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eighted Avg of e/m</text:p>
          </table:table-cell>
          <table:table-cell table:number-columns-repeated="2"/>
          <table:table-cell table:formula="of:=SUMPRODUCT([.D24:.D34];[.H24:.H34])/SUM([.H24:.H34])" office:value-type="float" office:value="190602676736.093" calcext:value-type="float">
            <text:p>1.91E+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formula="of:=AVERAGE([.D24:.D34])" office:value-type="float" office:value="189885354969.769" calcext:value-type="float">
            <text:p>1.90E+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</text:p>
          </table:table-cell>
          <table:table-cell table:number-columns-repeated="2"/>
          <table:table-cell table:formula="of:=AVERAGE([.G24:.G34])" office:value-type="float" office:value="23271733725.2798" calcext:value-type="float">
            <text:p>2.33E+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</text:p>
          </table:table-cell>
          <table:table-cell table:number-columns-repeated="2"/>
          <table:table-cell table:formula="of:=ABS([.D36]-[.D2])" office:value-type="float" office:value="14778500911.9175" calcext:value-type="float">
            <text:p>1.48E+10</text:p>
          </table:table-cell>
          <table:table-cell table:number-columns-repeated="5"/>
        </table:table-row>
        <table:table-row table:style-name="ro1" table:number-rows-repeated="104853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4:45:04.199060641</meta:creation-date>
    <dc:date>2025-01-27T16:56:28.030598705</dc:date>
    <meta:editing-duration>PT1H31M20S</meta:editing-duration>
    <meta:editing-cycles>19</meta:editing-cycles>
    <meta:generator>LibreOffice/24.8.3.2$Linux_X86_64 LibreOffice_project/480$Build-2</meta:generator>
    <meta:print-date>2025-01-27T16:29:03.488012433</meta:print-date>
    <meta:printed-by>PDF files</meta:printed-by>
    <meta:document-statistic meta:table-count="1" meta:cell-count="179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G24:Sheet1.G34" chart:error-lower-range="Sheet1.G24:Sheet1.G34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G24:Sheet1.G34" chart:error-lower-range="Sheet1.G24:Sheet1.G34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G24:Sheet1.G34" chart:error-lower-range="Sheet1.G24:Sheet1.G34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5.999cm" svg:height="9.005cm" xlink:href=".." xlink:type="simple" chart:class="chart:scatter" chart:column-mapping="0 1 1" chart:style-name="ch1">
        <chart:title svg:x="5.691cm" svg:y="0.316cm" chart:style-name="ch2">
          <text:p>U_acc (V) vs e/m ratio</text:p>
        </chart:title>
        <chart:subtitle svg:x="7.129cm" svg:y="1.275cm" chart:style-name="ch2">
          <text:p><text:span text:style-name="T1">I = 1.50A</text:span></text:p>
        </chart:subtitle>
        <chart:plot-area chart:style-name="ch3" table:cell-range-address="Sheet1.A24:Sheet1.A34 Sheet1.D24:Sheet1.D34" svg:x="1.33cm" svg:y="2.138cm" svg:width="14.35cm" svg:height="5.706cm">
          <chart:coordinate-region svg:x="3.063cm" svg:y="2.337cm" svg:width="12.328cm" svg:height="4.86cm"/>
          <chart:axis chart:dimension="x" chart:name="primary-x" chart:style-name="ch4">
            <chart:title svg:x="7.742cm" svg:y="8.024cm" chart:style-name="ch2">
              <text:p><text:span text:style-name="T2">U_acc (V)</text:span></text:p>
            </chart:title>
          </chart:axis>
          <chart:axis chart:dimension="y" chart:name="primary-y" chart:style-name="ch5">
            <chart:title svg:x="0.451cm" svg:y="5.313cm" chart:style-name="ch6">
              <text:p><text:span text:style-name="T2">e/m</text:span></text:p>
            </chart:title>
            <chart:grid chart:style-name="ch7" chart:class="major"/>
          </chart:axis>
          <chart:series chart:style-name="ch8" chart:values-cell-range-address="Sheet1.D24:Sheet1.D34" chart:class="chart:scatter">
            <chart:domain table:cell-range-address="Sheet1.A24:Sheet1.A34"/>
            <chart:error-indicator chart:style-name="ch9" chart:dimension="y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">
                <text:p>147</text:p>
                <draw:g>
                  <svg:desc>Sheet1.A24:Sheet1.A34</svg:desc>
                </draw:g>
              </table:table-cell>
              <table:table-cell office:value-type="float" office:value="169761833489.369">
                <text:p>169761833489.369</text:p>
                <draw:g>
                  <svg:desc>Sheet1.D24:Sheet1.D34</svg:desc>
                </draw:g>
              </table:table-cell>
              <table:table-cell office:value-type="float" office:value="22634911131.9159">
                <text:p>22634911131.9159</text:p>
                <draw:g>
                  <svg:desc>Sheet1.G24:Sheet1.G34</svg:desc>
                </draw:g>
              </table:table-cell>
              <table:table-cell office:value-type="float" office:value="22634911131.9159">
                <text:p>22634911131.9159</text:p>
                <draw:g>
                  <svg:desc>Sheet1.G24:Sheet1.G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212113911065.434">
                <text:p>212113911065.434</text:p>
              </table:table-cell>
              <table:table-cell office:value-type="float" office:value="30301987295.062">
                <text:p>30301987295.062</text:p>
              </table:table-cell>
              <table:table-cell office:value-type="float" office:value="30301987295.062">
                <text:p>30301987295.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">
                <text:p>170</text:p>
              </table:table-cell>
              <table:table-cell office:value-type="float" office:value="181511842453.06">
                <text:p>181511842453.06</text:p>
              </table:table-cell>
              <table:table-cell office:value-type="float" office:value="23270749032.4436">
                <text:p>23270749032.4436</text:p>
              </table:table-cell>
              <table:table-cell office:value-type="float" office:value="23270749032.4436">
                <text:p>23270749032.44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">
                <text:p>180</text:p>
              </table:table-cell>
              <table:table-cell office:value-type="float" office:value="207871632844.126">
                <text:p>207871632844.126</text:p>
              </table:table-cell>
              <table:table-cell office:value-type="float" office:value="27716217712.5501">
                <text:p>27716217712.5501</text:p>
              </table:table-cell>
              <table:table-cell office:value-type="float" office:value="27716217712.5501">
                <text:p>27716217712.55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0">
                <text:p>190</text:p>
              </table:table-cell>
              <table:table-cell office:value-type="float" office:value="208169644124.135">
                <text:p>208169644124.135</text:p>
              </table:table-cell>
              <table:table-cell office:value-type="float" office:value="27035018717.4201">
                <text:p>27035018717.4201</text:p>
              </table:table-cell>
              <table:table-cell office:value-type="float" office:value="27035018717.4201">
                <text:p>27035018717.42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193217981153.448">
                <text:p>193217981153.448</text:p>
              </table:table-cell>
              <table:table-cell office:value-type="float" office:value="23563168433.3473">
                <text:p>23563168433.3473</text:p>
              </table:table-cell>
              <table:table-cell office:value-type="float" office:value="23563168433.3473">
                <text:p>23563168433.3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1">
                <text:p>211</text:p>
              </table:table-cell>
              <table:table-cell office:value-type="float" office:value="189709837933.004">
                <text:p>189709837933.004</text:p>
              </table:table-cell>
              <table:table-cell office:value-type="float" office:value="22318804462.7063">
                <text:p>22318804462.7063</text:p>
              </table:table-cell>
              <table:table-cell office:value-type="float" office:value="22318804462.7063">
                <text:p>22318804462.70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">
                <text:p>220</text:p>
              </table:table-cell>
              <table:table-cell office:value-type="float" office:value="176434256272.02">
                <text:p>176434256272.02</text:p>
              </table:table-cell>
              <table:table-cell office:value-type="float" office:value="19603806252.4467">
                <text:p>19603806252.4467</text:p>
              </table:table-cell>
              <table:table-cell office:value-type="float" office:value="19603806252.4467">
                <text:p>19603806252.44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1">
                <text:p>231</text:p>
              </table:table-cell>
              <table:table-cell office:value-type="float" office:value="181206780532.971">
                <text:p>181206780532.971</text:p>
              </table:table-cell>
              <table:table-cell office:value-type="float" office:value="19912833025.6012">
                <text:p>19912833025.6012</text:p>
              </table:table-cell>
              <table:table-cell office:value-type="float" office:value="19912833025.6012">
                <text:p>19912833025.60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2">
                <text:p>242</text:p>
              </table:table-cell>
              <table:table-cell office:value-type="float" office:value="188796904290.78">
                <text:p>188796904290.78</text:p>
              </table:table-cell>
              <table:table-cell office:value-type="float" office:value="20690071703.0992">
                <text:p>20690071703.0992</text:p>
              </table:table-cell>
              <table:table-cell office:value-type="float" office:value="20690071703.0992">
                <text:p>20690071703.0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">
                <text:p>250</text:p>
              </table:table-cell>
              <table:table-cell office:value-type="float" office:value="179944280509.112">
                <text:p>179944280509.112</text:p>
              </table:table-cell>
              <table:table-cell office:value-type="float" office:value="18941503211.4854">
                <text:p>18941503211.4854</text:p>
              </table:table-cell>
              <table:table-cell office:value-type="float" office:value="18941503211.4854">
                <text:p>18941503211.48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G6:Sheet1.G16" chart:error-lower-range="Sheet1.G6:Sheet1.G16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G6:Sheet1.G16" chart:error-lower-range="Sheet1.G6:Sheet1.G1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G6:Sheet1.G16" chart:error-lower-range="Sheet1.G6:Sheet1.G16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5.999cm" svg:height="9.005cm" xlink:href=".." xlink:type="simple" chart:class="chart:scatter" chart:column-mapping="0 1 1" chart:style-name="ch1">
        <chart:title svg:x="5.691cm" svg:y="0.316cm" chart:style-name="ch2">
          <text:p>U_acc (V) vs e/m ratio</text:p>
        </chart:title>
        <chart:subtitle svg:x="7.129cm" svg:y="1.275cm" chart:style-name="ch2">
          <text:p><text:span text:style-name="T1">I = 1.20A</text:span></text:p>
        </chart:subtitle>
        <chart:plot-area chart:style-name="ch3" table:cell-range-address="Sheet1.A6:Sheet1.A16 Sheet1.D6:Sheet1.D16" svg:x="1.33cm" svg:y="2.138cm" svg:width="14.35cm" svg:height="5.706cm">
          <chart:coordinate-region svg:x="3.063cm" svg:y="2.337cm" svg:width="12.328cm" svg:height="4.86cm"/>
          <chart:axis chart:dimension="x" chart:name="primary-x" chart:style-name="ch4">
            <chart:title svg:x="7.742cm" svg:y="8.024cm" chart:style-name="ch2">
              <text:p><text:span text:style-name="T2">U_acc (V)</text:span></text:p>
            </chart:title>
          </chart:axis>
          <chart:axis chart:dimension="y" chart:name="primary-y" chart:style-name="ch5">
            <chart:title svg:x="0.451cm" svg:y="5.666cm" chart:style-name="ch6">
              <text:p><text:span text:style-name="T2">e/m ratio</text:span></text:p>
            </chart:title>
            <chart:grid chart:style-name="ch7" chart:class="major"/>
          </chart:axis>
          <chart:series chart:style-name="ch8" chart:values-cell-range-address="Sheet1.D6:Sheet1.D16" chart:class="chart:scatter">
            <chart:domain table:cell-range-address="Sheet1.A6:Sheet1.A16"/>
            <chart:error-indicator chart:style-name="ch9" chart:dimension="y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2">
                <text:p>152</text:p>
                <draw:g>
                  <svg:desc>Sheet1.A6:Sheet1.A16</svg:desc>
                </draw:g>
              </table:table-cell>
              <table:table-cell office:value-type="float" office:value="190468799384.567">
                <text:p>190468799384.567</text:p>
                <draw:g>
                  <svg:desc>Sheet1.D6:Sheet1.D16</svg:desc>
                </draw:g>
              </table:table-cell>
              <table:table-cell office:value-type="float" office:value="21163199931.6186">
                <text:p>21163199931.6186</text:p>
                <draw:g>
                  <svg:desc>Sheet1.G6:Sheet1.G16</svg:desc>
                </draw:g>
              </table:table-cell>
              <table:table-cell office:value-type="float" office:value="21163199931.6186">
                <text:p>21163199931.6186</text:p>
                <draw:g>
                  <svg:desc>Sheet1.G6:Sheet1.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189802440507.785">
                <text:p>189802440507.785</text:p>
              </table:table-cell>
              <table:table-cell office:value-type="float" office:value="20519182757.5983">
                <text:p>20519182757.5983</text:p>
              </table:table-cell>
              <table:table-cell office:value-type="float" office:value="20519182757.5983">
                <text:p>20519182757.5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1">
                <text:p>171</text:p>
              </table:table-cell>
              <table:table-cell office:value-type="float" office:value="202851358292.695">
                <text:p>202851358292.695</text:p>
              </table:table-cell>
              <table:table-cell office:value-type="float" office:value="21929876572.1832">
                <text:p>21929876572.1832</text:p>
              </table:table-cell>
              <table:table-cell office:value-type="float" office:value="21929876572.1832">
                <text:p>21929876572.1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">
                <text:p>180</text:p>
              </table:table-cell>
              <table:table-cell office:value-type="float" office:value="182699677304.407">
                <text:p>182699677304.407</text:p>
              </table:table-cell>
              <table:table-cell office:value-type="float" office:value="18269967730.4407">
                <text:p>18269967730.4407</text:p>
              </table:table-cell>
              <table:table-cell office:value-type="float" office:value="18269967730.4407">
                <text:p>18269967730.44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0">
                <text:p>190</text:p>
              </table:table-cell>
              <table:table-cell office:value-type="float" office:value="185361072065.431">
                <text:p>185361072065.431</text:p>
              </table:table-cell>
              <table:table-cell office:value-type="float" office:value="18172654124.0619">
                <text:p>18172654124.0619</text:p>
              </table:table-cell>
              <table:table-cell office:value-type="float" office:value="18172654124.0619">
                <text:p>18172654124.0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">
                <text:p>201</text:p>
              </table:table-cell>
              <table:table-cell office:value-type="float" office:value="194184071059.215">
                <text:p>194184071059.215</text:p>
              </table:table-cell>
              <table:table-cell office:value-type="float" office:value="18944787420.4113">
                <text:p>18944787420.4113</text:p>
              </table:table-cell>
              <table:table-cell office:value-type="float" office:value="18944787420.4113">
                <text:p>18944787420.4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1">
                <text:p>211</text:p>
              </table:table-cell>
              <table:table-cell office:value-type="float" office:value="194253625151.071">
                <text:p>194253625151.071</text:p>
              </table:table-cell>
              <table:table-cell office:value-type="float" office:value="18500345252.4829">
                <text:p>18500345252.4829</text:p>
              </table:table-cell>
              <table:table-cell office:value-type="float" office:value="18500345252.4829">
                <text:p>18500345252.48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">
                <text:p>220</text:p>
              </table:table-cell>
              <table:table-cell office:value-type="float" office:value="184545128590.31">
                <text:p>184545128590.31</text:p>
              </table:table-cell>
              <table:table-cell office:value-type="float" office:value="16776829871.8464">
                <text:p>16776829871.8464</text:p>
              </table:table-cell>
              <table:table-cell office:value-type="float" office:value="16776829871.8464">
                <text:p>16776829871.8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1">
                <text:p>231</text:p>
              </table:table-cell>
              <table:table-cell office:value-type="float" office:value="212666291042.167">
                <text:p>212666291042.167</text:p>
              </table:table-cell>
              <table:table-cell office:value-type="float" office:value="20253932480.2064">
                <text:p>20253932480.2064</text:p>
              </table:table-cell>
              <table:table-cell office:value-type="float" office:value="20253932480.2064">
                <text:p>20253932480.2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2">
                <text:p>242</text:p>
              </table:table-cell>
              <table:table-cell office:value-type="float" office:value="163684842084.933">
                <text:p>163684842084.933</text:p>
              </table:table-cell>
              <table:table-cell office:value-type="float" office:value="13362027925.3007">
                <text:p>13362027925.3007</text:p>
              </table:table-cell>
              <table:table-cell office:value-type="float" office:value="13362027925.3007">
                <text:p>13362027925.30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1">
                <text:p>251</text:p>
              </table:table-cell>
              <table:table-cell office:value-type="float" office:value="150748254449.067">
                <text:p>150748254449.067</text:p>
              </table:table-cell>
              <table:table-cell office:value-type="float" office:value="11596019573.0052">
                <text:p>11596019573.0052</text:p>
              </table:table-cell>
              <table:table-cell office:value-type="float" office:value="11596019573.0052">
                <text:p>11596019573.00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